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Times, serif"/>
  </office:font-face-decls>
  <office:automatic-styles>
    <style:style style:name="P1" style:family="paragraph" style:parent-style-name="Text_20_body">
      <style:paragraph-properties fo:margin-left="0cm" fo:margin-right="0cm" fo:line-height="100%" fo:text-align="justify" style:justify-single-word="false" fo:text-indent="1.251cm" style:auto-text-indent="false"/>
    </style:style>
    <style:style style:name="P2" style:family="paragraph" style:parent-style-name="Text_20_body">
      <style:paragraph-properties fo:margin-left="0cm" fo:margin-right="0cm" fo:line-height="100%" fo:text-align="justify" style:justify-single-word="false" fo:text-indent="1.249cm" style:auto-text-indent="false"/>
    </style:style>
    <style:style style:name="P3"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fo:color="#000000" loext:opacity="100%" style:font-name="Times New Roman1" fo:font-size="10.5pt" fo:font-style="normal" fo:font-weight="normal"/>
    </style:style>
    <style:style style:name="P4" style:family="paragraph" style:parent-style-name="Text_20_body">
      <style:paragraph-properties fo:margin-left="0cm" fo:margin-right="0cm" fo:text-align="justify" style:justify-single-word="false" fo:text-indent="1.251cm" style:auto-text-indent="false"/>
      <style:text-properties fo:font-variant="normal" fo:text-transform="none" fo:color="#000000" loext:opacity="100%" style:font-name="Times New Roman1" fo:font-size="10.5pt" fo:font-style="normal" fo:font-weight="normal"/>
    </style:style>
    <style:style style:name="P5" style:family="paragraph" style:parent-style-name="Text_20_body">
      <style:text-properties fo:font-variant="normal" fo:text-transform="none" fo:color="#000000" loext:opacity="100%" style:font-name="Times New Roman1" fo:font-size="10.5pt" fo:font-style="normal" fo:font-weight="normal" style:font-size-asian="11pt" style:font-size-complex="11pt"/>
    </style:style>
    <style:style style:name="P6" style:family="paragraph" style:parent-style-name="Text_20_body">
      <style:paragraph-properties fo:margin-left="0cm" fo:margin-right="0cm" fo:text-align="justify" style:justify-single-word="false" fo:text-indent="1.251cm" style:auto-text-indent="false"/>
      <style:text-properties fo:font-variant="normal" fo:text-transform="none" fo:color="#000000" loext:opacity="100%" style:font-name="Times New Roman1" fo:font-size="11pt" fo:font-style="normal" fo:font-weight="normal"/>
    </style:style>
    <style:style style:name="P7" style:family="paragraph" style:parent-style-name="Text_20_body">
      <style:paragraph-properties fo:margin-left="0cm" fo:margin-right="0cm" fo:text-align="justify" style:justify-single-word="false" fo:text-indent="1.249cm" style:auto-text-indent="false"/>
      <style:text-properties fo:font-variant="normal" fo:text-transform="none" fo:color="#000000" loext:opacity="100%" style:font-name="Times New Roman1" fo:font-size="11pt" fo:font-style="normal" fo:font-weight="normal"/>
    </style:style>
    <style:style style:name="P8"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fo:color="#000000" loext:opacity="100%" style:font-name="Times New Roman1" fo:font-size="11pt" fo:font-style="normal" fo:font-weight="normal"/>
    </style:style>
    <style:style style:name="P9"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fo:color="#000000" loext:opacity="100%" style:font-name="Times New Roman1" fo:font-size="11pt" fo:font-style="normal" fo:font-weight="normal"/>
    </style:style>
    <style:style style:name="P10" style:family="paragraph" style:parent-style-name="Text_20_body">
      <style:paragraph-properties fo:margin-left="0cm" fo:margin-right="0cm" fo:text-align="justify" style:justify-single-word="false" fo:text-indent="1.251cm" style:auto-text-indent="false"/>
      <style:text-properties fo:font-variant="normal" fo:text-transform="none" fo:color="#000000" loext:opacity="100%" style:font-name="Times New Roman1" fo:font-size="11pt" fo:font-style="normal" fo:font-weight="normal" style:font-size-asian="11pt" style:font-size-complex="11pt"/>
    </style:style>
    <style:style style:name="P11" style:family="paragraph" style:parent-style-name="Text_20_body">
      <style:paragraph-properties fo:margin-left="0cm" fo:margin-right="0cm" fo:text-align="justify" style:justify-single-word="false" fo:text-indent="1.251cm" style:auto-text-indent="false"/>
      <style:text-properties fo:font-variant="normal" fo:text-transform="none" fo:color="#000000" loext:opacity="100%" style:font-name="Times New Roman1" fo:font-size="11pt" fo:font-style="normal" fo:font-weight="normal" officeooo:paragraph-rsid="0024c5b6" style:font-size-asian="11pt" style:font-size-complex="11pt"/>
    </style:style>
    <style:style style:name="P12"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fo:color="#000000" loext:opacity="100%" style:font-name="Times New Roman1" fo:font-size="11pt" fo:font-style="normal" fo:font-weight="normal" style:font-size-asian="11pt" style:font-size-complex="11pt"/>
    </style:style>
    <style:style style:name="P13" style:family="paragraph" style:parent-style-name="Text_20_body">
      <style:text-properties fo:font-variant="normal" fo:text-transform="none" fo:color="#000000" loext:opacity="100%" style:font-name="Times New Roman1" fo:font-size="11pt" fo:font-style="normal" fo:font-weight="normal" style:font-size-asian="11pt" style:font-size-complex="11pt"/>
    </style:style>
    <style:style style:name="P14" style:family="paragraph" style:parent-style-name="Text_20_body">
      <style:paragraph-properties fo:margin-left="0cm" fo:margin-right="0cm" fo:text-align="justify" style:justify-single-word="false" fo:text-indent="1.251cm" style:auto-text-indent="false"/>
      <style:text-properties fo:font-variant="normal" fo:text-transform="none" fo:color="#000000" loext:opacity="100%" style:font-name="Times New Roman" fo:font-size="11pt" fo:font-style="normal" fo:font-weight="normal" style:font-size-asian="11pt" style:font-size-complex="11pt"/>
    </style:style>
    <style:style style:name="P15"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fo:color="#000000" loext:opacity="100%" style:font-name="Times New Roman" fo:font-size="11pt" fo:font-style="normal" fo:font-weight="normal" style:font-size-asian="11pt" style:font-size-complex="11pt"/>
    </style:style>
    <style:style style:name="P16" style:family="paragraph" style:parent-style-name="Text_20_body">
      <style:text-properties fo:font-variant="normal" fo:text-transform="none" fo:color="#000000" loext:opacity="100%" style:font-name="Times New Roman" fo:font-size="11pt" fo:font-style="normal" fo:font-weight="normal" style:font-size-asian="11pt" style:font-size-complex="11pt"/>
    </style:style>
    <style:style style:name="P17"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style:font-name="Times New Roman1" fo:font-size="11pt" fo:font-style="normal" fo:font-weight="normal"/>
    </style:style>
    <style:style style:name="P18"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1" fo:font-size="11pt" fo:font-style="normal" fo:font-weight="normal"/>
    </style:style>
    <style:style style:name="P19"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1" fo:font-size="11pt" fo:font-style="normal" fo:font-weight="normal"/>
    </style:style>
    <style:style style:name="P20" style:family="paragraph" style:parent-style-name="Text_20_body">
      <style:paragraph-properties fo:margin-left="2.117cm" fo:margin-right="0cm" fo:text-align="justify" style:justify-single-word="false" fo:text-indent="0cm" style:auto-text-indent="false"/>
      <style:text-properties fo:font-variant="normal" fo:text-transform="none" style:font-name="Times New Roman1" fo:font-size="11pt" fo:font-style="normal" fo:font-weight="normal"/>
    </style:style>
    <style:style style:name="P21"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1" fo:font-size="11pt" fo:font-style="normal" fo:font-weight="normal" style:font-size-asian="11pt" style:font-size-complex="11pt"/>
    </style:style>
    <style:style style:name="P22" style:family="paragraph" style:parent-style-name="Text_20_body">
      <style:paragraph-properties fo:margin-left="2.117cm" fo:margin-right="0cm" fo:text-align="justify" style:justify-single-word="false" fo:text-indent="0cm" style:auto-text-indent="false"/>
      <style:text-properties fo:font-variant="normal" fo:text-transform="none" style:font-name="Times New Roman1" fo:font-size="11pt" fo:font-style="normal" fo:font-weight="normal" style:font-size-asian="11pt" style:font-size-complex="11pt"/>
    </style:style>
    <style:style style:name="P23"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1" fo:font-size="11pt" fo:font-style="normal" style:text-underline-style="solid" style:text-underline-width="auto" style:text-underline-color="font-color" fo:font-weight="normal"/>
    </style:style>
    <style:style style:name="P24" style:family="paragraph" style:parent-style-name="Text_20_body">
      <style:paragraph-properties fo:margin-left="3.757cm" fo:margin-right="0cm" fo:line-height="100%" fo:text-align="justify" style:justify-single-word="false" fo:text-indent="0cm" style:auto-text-indent="false"/>
      <style:text-properties fo:font-variant="normal" fo:text-transform="none" style:font-name="Times New Roman1" fo:font-size="11pt" fo:font-style="italic" fo:font-weight="normal"/>
    </style:style>
    <style:style style:name="P25" style:family="paragraph" style:parent-style-name="Text_20_body">
      <style:text-properties fo:font-variant="normal" fo:text-transform="none" style:font-name="Times New Roman1" fo:font-size="10.5pt" fo:font-style="normal" fo:font-weight="normal" style:font-size-asian="11pt" style:font-size-complex="11pt"/>
    </style:style>
    <style:style style:name="P26"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0.5pt" fo:font-style="normal" fo:font-weight="normal"/>
    </style:style>
    <style:style style:name="P27" style:family="paragraph" style:parent-style-name="Text_20_body">
      <style:paragraph-properties fo:margin-left="2.117cm" fo:margin-right="0cm" fo:text-align="justify" style:justify-single-word="false" fo:text-indent="0cm" style:auto-text-indent="false"/>
      <style:text-properties fo:font-variant="normal" fo:text-transform="none" style:font-name="Times New Roman1" fo:font-size="10.5pt" fo:font-style="normal" fo:font-weight="normal"/>
    </style:style>
    <style:style style:name="P28"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1" fo:font-size="10.5pt" fo:font-style="normal" fo:font-weight="normal"/>
    </style:style>
    <style:style style:name="P29"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 fo:font-size="11pt" fo:font-style="normal" fo:font-weight="normal" style:font-size-asian="11pt" style:font-size-complex="11pt"/>
    </style:style>
    <style:style style:name="P30" style:family="paragraph" style:parent-style-name="Text_20_body">
      <style:paragraph-properties fo:margin-left="2.117cm" fo:margin-right="0cm" fo:text-align="justify" style:justify-single-word="false" fo:text-indent="0cm" style:auto-text-indent="false"/>
      <style:text-properties fo:font-variant="normal" fo:text-transform="none" style:font-name="Times New Roman" fo:font-size="11pt" fo:font-style="normal" fo:font-weight="normal" style:font-size-asian="11pt" style:font-size-complex="11pt"/>
    </style:style>
    <style:style style:name="P31"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 fo:font-size="11pt" fo:font-style="normal" fo:font-weight="normal" officeooo:paragraph-rsid="002b2856" style:font-size-asian="11pt" style:font-size-complex="11pt"/>
    </style:style>
    <style:style style:name="P32"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style:font-name="Times New Roman" fo:font-size="11pt" fo:font-style="normal" fo:font-weight="normal" style:font-size-asian="11pt" style:font-size-complex="11pt"/>
    </style:style>
    <style:style style:name="P33"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 fo:font-size="11pt" fo:font-style="normal" style:text-underline-style="solid" style:text-underline-width="auto" style:text-underline-color="font-color" fo:font-weight="normal" style:font-size-asian="11pt" style:font-size-complex="11pt"/>
    </style:style>
    <style:style style:name="P34" style:family="paragraph" style:parent-style-name="Text_20_body">
      <style:paragraph-properties fo:margin-left="3.757cm" fo:margin-right="0cm" fo:line-height="100%" fo:text-align="justify" style:justify-single-word="false" fo:text-indent="0cm" style:auto-text-indent="false"/>
      <style:text-properties fo:font-variant="normal" fo:text-transform="none" style:font-name="Times New Roman" fo:font-size="11pt" fo:font-style="italic" fo:font-weight="normal" style:font-size-asian="11pt" style:font-size-complex="11pt"/>
    </style:style>
    <style:style style:name="P35" style:family="paragraph" style:parent-style-name="Text_20_body">
      <style:paragraph-properties fo:margin-left="0cm" fo:margin-right="0cm" fo:text-align="justify" style:justify-single-word="false" fo:text-indent="1.251cm" style:auto-text-indent="false"/>
      <style:text-properties style:font-name="Times New Roman" fo:font-size="11pt" style:font-size-asian="11pt" style:font-size-complex="11pt"/>
    </style:style>
    <style:style style:name="P36" style:family="paragraph" style:parent-style-name="Text_20_body">
      <style:paragraph-properties fo:margin-left="0cm" fo:margin-right="0cm" fo:line-height="100%" fo:text-align="justify" style:justify-single-word="false" fo:text-indent="1.251cm" style:auto-text-indent="false"/>
      <style:text-properties style:font-name="Times New Roman" fo:font-size="11pt" style:font-size-asian="11pt" style:font-size-complex="11pt"/>
    </style:style>
    <style:style style:name="P37" style:family="paragraph" style:parent-style-name="Text_20_body">
      <style:text-properties style:font-name="Times New Roman" fo:font-size="11pt" style:font-size-asian="11pt" style:font-size-complex="11pt"/>
    </style:style>
    <style:style style:name="P38" style:family="paragraph" style:parent-style-name="Text_20_body">
      <style:paragraph-properties fo:margin-left="3.757cm" fo:margin-right="0cm" fo:text-align="justify" style:justify-single-word="false" fo:text-indent="0cm" style:auto-text-indent="false"/>
      <style:text-properties style:font-name="Times New Roman" fo:font-size="11pt" fo:font-style="italic" fo:font-weight="normal" style:font-size-asian="11pt" style:font-size-complex="11pt"/>
    </style:style>
    <style:style style:name="P39" style:family="paragraph" style:parent-style-name="Text_20_body">
      <style:paragraph-properties fo:margin-left="0cm" fo:margin-right="0cm" fo:text-align="justify" style:justify-single-word="false" fo:text-indent="1.251cm" style:auto-text-indent="false"/>
      <style:text-properties style:font-name="Times New Roman1" fo:font-size="10.5pt"/>
    </style:style>
    <style:style style:name="P40"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1pt"/>
    </style:style>
    <style:style style:name="P41" style:family="paragraph" style:parent-style-name="Text_20_body">
      <style:paragraph-properties fo:margin-left="3.757cm" fo:margin-right="0cm" fo:text-align="justify" style:justify-single-word="false" fo:text-indent="0cm" style:auto-text-indent="false"/>
      <style:text-properties style:font-name="Times New Roman1" fo:font-size="11pt" fo:font-style="italic" fo:font-weight="normal"/>
    </style:style>
    <style:style style:name="P42" style:family="paragraph" style:parent-style-name="Text_20_body">
      <style:paragraph-properties fo:margin-left="0cm" fo:margin-right="0cm" fo:text-align="justify" style:justify-single-word="false" fo:text-indent="1.251cm" style:auto-text-indent="false"/>
    </style:style>
    <style:style style:name="P43"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fo:color="#000000" loext:opacity="100%" style:font-name="Times New Roman1" fo:font-size="11pt" fo:font-style="normal" fo:font-weight="normal"/>
    </style:style>
    <style:style style:name="P44" style:family="paragraph" style:parent-style-name="Text_20_body">
      <style:paragraph-properties fo:margin-left="0cm" fo:margin-right="0cm" fo:text-align="justify" style:justify-single-word="false" fo:text-indent="1.251cm" style:auto-text-indent="false"/>
      <style:text-properties fo:font-variant="normal" fo:text-transform="none" fo:color="#000000" loext:opacity="100%" style:font-name="Times New Roman1" fo:font-size="10.5pt" fo:font-style="normal" fo:font-weight="normal" style:font-size-asian="11pt" style:font-size-complex="11pt"/>
    </style:style>
    <style:style style:name="P45" style:family="paragraph" style:parent-style-name="Text_20_body">
      <style:paragraph-properties fo:margin-left="0cm" fo:margin-right="0cm" fo:line-height="115%" fo:text-align="justify" style:justify-single-word="false" fo:text-indent="1.251cm" style:auto-text-indent="false"/>
      <style:text-properties fo:font-variant="normal" fo:text-transform="none" style:font-name="Times New Roman1" fo:font-size="10.5pt" fo:font-style="normal" fo:font-weight="normal"/>
    </style:style>
    <style:style style:name="P46"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style:font-name="Times New Roman1" fo:font-size="10.5pt" fo:font-style="normal" fo:font-weight="normal"/>
    </style:style>
    <style:style style:name="P47" style:family="paragraph" style:parent-style-name="Text_20_body">
      <style:paragraph-properties fo:margin-left="0cm" fo:margin-right="0cm" fo:line-height="115%" fo:text-align="justify" style:justify-single-word="false" fo:text-indent="1.251cm" style:auto-text-indent="false"/>
      <style:text-properties fo:font-variant="normal" fo:text-transform="none" style:font-name="Times New Roman1" fo:font-size="11pt" fo:font-style="normal" fo:font-weight="normal"/>
    </style:style>
    <style:style style:name="P48"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style:font-name="Times New Roman1" fo:font-size="11pt" fo:font-style="normal" fo:font-weight="normal"/>
    </style:style>
    <style:style style:name="P49"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1" fo:font-size="11pt" fo:font-style="normal" fo:font-weight="normal"/>
    </style:style>
    <style:style style:name="P50"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1" fo:font-size="11pt" fo:font-style="normal" style:text-underline-style="solid" style:text-underline-width="auto" style:text-underline-color="font-color" fo:font-weight="normal"/>
    </style:style>
    <style:style style:name="P51" style:family="paragraph" style:parent-style-name="Text_20_body">
      <style:paragraph-properties fo:margin-left="3.757cm" fo:margin-right="0cm" fo:line-height="100%" fo:text-align="justify" style:justify-single-word="false" fo:text-indent="0cm" style:auto-text-indent="false"/>
      <style:text-properties fo:font-variant="normal" fo:text-transform="none" style:font-name="Times New Roman1" fo:font-size="11pt" fo:font-style="italic" fo:font-weight="normal"/>
    </style:style>
    <style:style style:name="P52"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1pt"/>
    </style:style>
    <style:style style:name="P53" style:family="paragraph" style:parent-style-name="Text_20_body">
      <style:paragraph-properties fo:margin-left="3.757cm" fo:margin-right="0cm" fo:text-align="justify" style:justify-single-word="false" fo:text-indent="0cm" style:auto-text-indent="false"/>
      <style:text-properties style:font-name="Times New Roman1" fo:font-size="11pt" fo:font-style="italic" fo:font-weight="normal"/>
    </style:style>
    <style:style style:name="P54" style:family="paragraph" style:parent-style-name="Text_20_body">
      <style:paragraph-properties fo:margin-left="0cm" fo:margin-right="0cm" fo:line-height="100%" fo:text-align="justify" style:justify-single-word="false" fo:text-indent="1.251cm" style:auto-text-indent="false"/>
    </style:style>
    <style:style style:name="T1" style:family="text">
      <style:text-properties fo:font-variant="normal" fo:text-transform="none" fo:color="#000000" loext:opacity="100%"/>
    </style:style>
    <style:style style:name="T2" style:family="text">
      <style:text-properties fo:font-variant="normal" fo:text-transform="none" fo:color="#000000" loext:opacity="100%" fo:font-style="normal" fo:font-weight="normal"/>
    </style:style>
    <style:style style:name="T3" style:family="text">
      <style:text-properties fo:font-variant="normal" fo:text-transform="none" fo:color="#000000" loext:opacity="100%" style:font-name="Times New Roman1" fo:font-size="11pt" fo:font-style="normal" fo:font-weight="normal"/>
    </style:style>
    <style:style style:name="T4" style:family="text">
      <style:text-properties fo:font-variant="normal" fo:text-transform="none" fo:color="#000000" loext:opacity="100%" style:font-name="Times New Roman1" fo:font-size="11pt" fo:font-style="normal" fo:font-weight="normal" officeooo:rsid="002b2856"/>
    </style:style>
    <style:style style:name="T5" style:family="text">
      <style:text-properties fo:font-variant="normal" fo:text-transform="none" style:font-name="Times New Roman" fo:font-size="11pt" fo:font-style="normal" fo:font-weight="normal" style:font-size-asian="11pt" style:font-size-complex="11pt"/>
    </style:style>
    <style:style style:name="T6" style:family="text">
      <style:text-properties fo:font-variant="normal" fo:text-transform="none" style:font-name="Times New Roman1" fo:font-size="11pt" fo:font-style="normal" fo:font-weight="normal"/>
    </style:style>
    <style:style style:name="T7" style:family="text">
      <style:text-properties fo:font-variant="normal" fo:text-transform="none" style:font-name="Times New Roman1" fo:font-size="11pt" fo:font-style="normal" fo:font-weight="normal" style:font-size-asian="11pt" style:font-size-complex="11pt"/>
    </style:style>
    <style:style style:name="T8" style:family="text">
      <style:text-properties fo:font-variant="normal" fo:text-transform="none" style:font-name="Times New Roman1" fo:font-size="11pt" fo:font-style="normal" fo:font-weight="normal" officeooo:rsid="0032aa95" style:font-size-asian="11pt" style:font-size-complex="11pt"/>
    </style:style>
    <style:style style:name="T9" style:family="text">
      <style:text-properties fo:font-variant="normal" fo:text-transform="none" style:font-name="Times New Roman1" fo:font-style="normal" fo:font-weight="normal"/>
    </style:style>
    <style:style style:name="T10" style:family="text">
      <style:text-properties fo:font-variant="normal" fo:text-transform="none" style:font-name="Times New Roman1" fo:font-style="normal" fo:font-weight="normal" officeooo:rsid="0029ceea"/>
    </style:style>
    <style:style style:name="T11" style:family="text">
      <style:text-properties fo:font-variant="normal" fo:text-transform="none" fo:font-style="normal" fo:font-weight="normal"/>
    </style:style>
    <style:style style:name="T12" style:family="text">
      <style:text-properties fo:font-style="italic"/>
    </style:style>
    <style:style style:name="T13" style:family="text">
      <style:text-properties fo:color="#800000" loext:opacity="100%"/>
    </style:style>
    <style:style style:name="T14" style:family="text">
      <style:text-properties officeooo:rsid="0029ceea"/>
    </style:style>
    <style:style style:name="T15" style:family="text">
      <style:text-properties officeooo:rsid="002b2856"/>
    </style:style>
    <style:style style:name="T16" style:family="text">
      <style:text-properties officeooo:rsid="002e130c"/>
    </style:style>
    <style:style style:name="T17" style:family="text">
      <style:text-properties officeooo:rsid="0032aa95"/>
    </style:style>
    <style:style style:name="T18" style:family="text">
      <style:text-properties officeooo:rsid="003399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6">**</text:span>Registro que, embora tenha o apenado outra condenação por crime equiparado a hediondo, não há reincidência específica porque o segundo delito dessa natureza foi praticado antes do trânsito em julgado da primeira condenação por crime equiparado a hediondo. </text:p>
      <text:p text:style-name="P11"/>
      <text:p text:style-name="P11"/>
      <text:p text:style-name="P11">Vistos etc.</text:p>
      <text:p text:style-name="P6">Requereu o apenado retificação da GEP para fazer constar a separação das frações conforme natureza dos crimes, uma vez que a GEP apresenta a fração única de 50% no cálculo da progressão de regime (evento 181).</text:p>
      <text:p text:style-name="P6">Instado a se manifestar, o Ministério Público opinou pela aplicação das frações de 2/5 e 1/6, conforme a natureza do delito (evento 185).</text:p>
      <text:p text:style-name="P8">Acrescento ao relatório que a GEP atualmente está utilizando a fração única de 50%, entendimento já superado por este juízo, sendo o apenado reincidente genérico e todos os crimes cometidos antes do pacote anticrime, cuja redação previa a fração de 3/5 para o reincidente genérico em crime hediondo.</text:p>
      <text:p text:style-name="P8">Registro ainda que analisando somente o crime de homicídio qualificado, o apenado é primário em crime hediondo com resultado morte.</text:p>
      <text:p text:style-name="P8">Relatados.</text:p>
      <text:p text:style-name="P17">Inicialmente verifico que a exigência de 3/5 ou 60% (LEP, art. 112, VII) só cabe no caso de reincidência específica em crime hediondo, o que não é o caso.</text:p>
      <text:p text:style-name="P17">É o que decidiu o Superior Tribunal de Justiça ao julgar em 26/05/2021 o Recurso Especial representativo da controvérsia (REsp) 1910240/MG, sendo relator o Ministro ROGERIO SCHIETTI CRUZ, quando fixou a seguinte tese:</text:p>
      <text:p text:style-name="P24">É reconhecida a retroatividade do patamar estabelecido no art. 112, V, da Lei n. 13.964/2019, àqueles apenados que, embora tenham cometido crime hediondo ou equiparado sem resultado morte, não sejam reincidentes em delito de natureza semelhante.</text:p>
      <text:p text:style-name="P23">Ressalte-se que no caso de crime hediondo com resultado morte esse percentual será de 50% (LEP, art. 112, VI).</text:p>
      <text:p text:style-name="P19">Neste sentido: </text:p>
      <text:p text:style-name="P41">PENAL. AGRAVO REGIMENTAL NO RECURSO ESPECIAL. AGRAVO EM EXECUÇÃO PENAL. PROGRESSÃO DE REGIME. REINCIDÊNCIA EM CRIME COMUM. HIPÓTESE NÃO ABARCADA PELA NOVATIO LEGIS. LEI Nº 13.964/2019 (PACOTE ANTICRIME). ANALOGIA IN BONAM PARTEM. CUMPRIMENTO DE 40% DA PENA PARA CONCESSÃO DA BENESSE. ARTIGO 112, INC. V, DA LEP. NOVA ORIENTAÇÃO JURISPRUDENCIAL. DECISÃO MANTIDA. VIOLAÇÃO A DISPOSITIVOS E A PRINCÍPIOS DE EXTRAÇÃO CONSTITUCIONAL. VIA INADEQUADA. COMPETÊNCIA DO PRETÓRIO EXCELSO. I - Conforme ressaltado no decisum monocrático reprochado, nos termos da moderna jurisprudência desta Corte Superior de Justiça, "[...] para o condenado por crime hediondo que seja reincidente genérico, como se dá no caso em tela, deverá incidir o percentual equivalente ao que é previsto para o primário, vale dizer, de 40% ou 50%, na forma do art. 112, V e VI, a, da LEP, a depender do caso (se houve ou não resultado morte)" (AgRg no HC n. 598.839/SP, Sexta Turma, Rel. Min. Sebastião Reis Júnior, DJe de 04/12/2020). II - Não compete a este eg. <text:soft-page-break/>Superior Tribunal se manifestar sobre violação a princípios ou a dispositivos de extração constitucional, ainda que para fins de prequestionamento, sob pena de usurpação da competência do Pretório STF. (Precedentes). Agravo regimental desprovido. (AgRg no REsp 1926562/PR, Rel. Ministro FELIX FISCHER, QUINTA TURMA, julgado em 18/05/2021, DJe 25/05/2021)</text:p>
      <text:p text:style-name="P1"><text:span text:style-name="T6">Como antes o percentual fora fixado em 3/5, dada ao que dispunha a lei 8.072/90, a nova redação do art. 112 da LEP se mostra como </text:span><text:span text:style-name="Emphasis"><text:span text:style-name="T6">novatio legis in mellius</text:span></text:span><text:span text:style-name="T6">, devendo ser aplicada.</text:span></text:p>
      <text:p text:style-name="P17">Assim, em relação ao crimes hediondo deste caso em concreto, é de se aplicar o percentual de 50% (LEP, art. 112, VI).</text:p>
      <text:p text:style-name="P17">Já no tocante aos crimes comuns, é mais benéfico a aplicação da redação anterior ao pacote anticrime, isso porque a jurisprudência consolidou o entendimento de que a lei de execução penal não deve retroagir de forma a prejudicar o apenado, permitindo, assim, a combinação da redação do pacote anticrime com a redação anterior da forma que for, isoladamente, mais benéfico ao apenado, nos crimes ocorridos antes de sua vigência. </text:p>
      <text:p text:style-name="P19">Neste sentido:</text:p>
      <text:p text:style-name="P20">AGRAVO INTERNO NO RECURSO ORDINÁRIO EM HABEAS CORPUS. PENAL E PROCESSUAL PENAL. EXECUÇÃO PENAL. PROGRESSÃO DE REGIME. LEI Nº 13.964/19. NOVO REGIME DE PROGRESSÃO DA PENA PRIVATIVA DE LIBERDADE. AUMENTO DA FRAÇÃO DE CUMPRIMENTO DE PENA EXIGIDA PARA A PROGRESSÃO DE REGIME NOS CRIMES COMUNS. NOVATIO LEGIS IN MALAM PARTEM. DISCIPLINA LEGISLATIVA DISTINTA DA PROGRESSÃO DE REGIME, A DEPENDER DA NATUREZA DO DELITO, COMUM OU HEDIONDO. LEX TERTIA. NÃO CONFIGURAÇÃO. TRATAMENTO LEGAL NÃO UNIFORME DA EXECUÇÃO DAS PENAS DOS CRIMES COMUNS E DOS CRIMES HEDIONDOS. NORMAS QUE INCIDEM AUTONOMAMENTE, E NÃO COORDENADAMENTE, EM CADA ESPÉCIE DELITIVA. VERIFICAÇÃO DA RETROATIVIDADE DA NOVA FRAÇÃO DE PROGRESSÃO, CONSIDERADA A NATUREZA DE CADA DELITO (COMUM OU HEDIONDO). DIREITO FUNDAMENTAL À IRRETROATIVIDADE DA LEI PENAL MAIS GRAVOSA. ARTIGO 5º, XL, DA CONSTITUIÇÃO. VIOLAÇÃO. PRECEDENTES UNÍSSONOS DO SUPREMO TRIBUNAL FEDERAL. DETERMINAÇÃO DE APLICAÇÃO DA NORMA VIGENTE AO TEMPO DO FATO DELITUOSO, QUANTO AO CRIME COMUM, POR SER MAIS BENÉFICA. AGRAVO INTERNO DESPROVIDO. 1. A controvérsia jurídica sob exame diz respeito ao novo regime da progressão de regime, estabelecido pela Lei 13.964, de 24 de dezembro de 2019, conhecida como “Pacote Anticrime”. Sujeita à vacatio legis, a nova lei entrou em vigor 30 dias depois da sua publicação, na parte referente às regras tratadas neste writ. 2. A Lei 13.964/2019 revogou o dispositivo da Lei 8.072/90 que, desde 2007, previa frações diferenciadas de cumprimento da pena para a progressão de regime de crimes hediondos e a ele equiparados (tortura, tráfico ilícito de entorpecentes e terrorismo). 3. Ao mesmo tempo, alterou-se a redação original do artigo 112 da Lei de Execuções Penais (LEP), que estabelecia fração de 1/6 (um sexto) de cumprimento da pena para a progressão de regime, aplicável aos condenados por crimes comuns (não hediondos). A matéria - que, no paradigma anterior, era disciplinada por dois diplomas legais, um tratando dos crimes hediondos, outro dos crimes comuns - passou a ser inteiramente regulada no artigo 112 da Lei de Execuções Penais. 4. Em razão disso, a Lei 13.964/2019 teve dois efeitos: (1) quanto aos condenados por crimes comuns, agravou a situação dos réus reincidentes, elevando o tempo de cumprimento do antigo patamar de 1/6 (16%) para 1/5 (20%) da pena privativa de liberdade; (2) quanto aos condenados por crimes hediondos, <text:soft-page-break/>beneficiou os condenados sem reincidência específica, reduzindo a fração exigida para a progressão de regime, de 3/5 (60%) para 2/5 (40%) ou 1/2 (50%). 5. In casu, o paciente foi condenado, na origem, pela prática de crimes comuns (não hediondos) em concurso com crime de tráfico ilícito de entorpecentes (equiparado a hediondo). Sua condenação transitou em julgado antes da publicação da Lei 13.964/2019. O paciente tinha uma condenação anterior por porte de arma de fogo, transitada em julgado. 6. Diante desta situação específica, o juízo de origem considerou que devia ser aplicada a nova fração de cumprimento de pena exigida para a progressão de regime por crime comum. A decisão, a toda evidência, agravou a situação do apenado, mediante a aplicação de norma mais gravosa do que a que vigia ao tempo da sua condenação. 7. Deveras, até o advento da Lei nº 13.964/19, os condenados por crimes comuns deveriam cumprir 16% (ou 1/6 - um sexto) da pena para fazer jus à progressão. Com a decisão ora combatida, o apenado deverá cumprir agora o patamar de 20% (vinte por cento) da pena para progredir de regime. 8. A lei que estabelece requisitos mais gravosos para concessão de progressão de regime não se aplica aos crimes cometidos antes da sua vigência, como ressai da pacífica jurisprudência desta Corte. Precedentes. 9. A reunião, sob um mesmo dispositivo legal, de todas as normas regentes da progressão de regime de delitos de diferentes modalidades, não anula o fato de que a disciplina conferida a crimes comuns e a crimes hediondos continua a ser autônoma. 10. Por esta razão, não incide, no caso, o óbice jurisprudencial que veda a combinação de normas ou de leis, consistente na criação de uma lex tertia. Trata-se de regimes de progressão de pena que receberam, do legislador, tratamento legal independente, cada qual (crimes comuns e crimes hediondos) com seu conjunto específico de normas de regência. Precedentes. 11. Agravo interno desprovido. (RHC 221271 AgR, Relator(a): LUIZ FUX, Primeira Turma, julgado em 09/05/2023, PROCESSO ELETRÔNICO DJe-s/n  DIVULG 12-05-2023  PUBLIC 15-05-2023)</text:p>
      <text:p text:style-name="P18">Isso posto, determino a retificação da GEP para fazer constar o percentual de 50% para o crime de homicídio qualificado, por ser o apenado primário em crime hediondo com resultado morte; e 1/6 para os crime<text:span text:style-name="T14">s</text:span> comuns, por ser mais benéfico ao apenado. </text:p>
      <text:p text:style-name="P17">PRI. Atualize-se a GEP. Ciência ao MP.</text:p>
      <text:p text:style-name="P11"/>
      <text:p text:style-name="P11"/>
      <text:p text:style-name="P11"/>
      <text:p text:style-name="P11"/>
      <text:p text:style-name="P11">Vistos etc.</text:p>
      <text:p text:style-name="P10">Trata-se de execução penal em desfavor do apenado acima nominado, em que a Defesa pugnou pela retificação da GEP para fazer constar no cálculo da progressão de regime a fração de 1/6 para o crime de roubo cometido antes do pacote anticrime.</text:p>
      <text:p text:style-name="P21">Instado a se manifestar, o Ministério Público opinou pelo deferimento do pedido.</text:p>
      <text:p text:style-name="P12">Acrescento ao relatório que a GEP atualmente está utilizando para o cálculo da progressão de regime a fração de 40% para o crime de tráfico de drogas e 25% para o crime de roubo, em razão do entendimento anterior deste juízo de vedar a combinação das leis de execução penal, aplicando a lei globalmente mais benéfica. </text:p>
      <text:p text:style-name="P21">Relatados.</text:p>
      <text:p text:style-name="P21">Com razão as partes.</text:p>
      <text:p text:style-name="P21"><text:soft-page-break/>Isso porque a jurisprudência consolidou o entendimento de que a lei de execução penal não deve retroagir de forma a prejudicar o apenado, permitindo, assim, a combinação da redação do pacote anticrime com a redação anterior da forma que for, isoladamente, mais benéfico ao apenado, nos crimes ocorridos antes de sua vigência. </text:p>
      <text:p text:style-name="P21">Neste sentido:</text:p>
      <text:p text:style-name="P22">AGRAVO INTERNO NO RECURSO ORDINÁRIO EM HABEAS CORPUS. PENAL E PROCESSUAL PENAL. EXECUÇÃO PENAL. PROGRESSÃO DE REGIME. LEI Nº 13.964/19. NOVO REGIME DE PROGRESSÃO DA PENA PRIVATIVA DE LIBERDADE. AUMENTO DA FRAÇÃO DE CUMPRIMENTO DE PENA EXIGIDA PARA A PROGRESSÃO DE REGIME NOS CRIMES COMUNS. NOVATIO LEGIS IN MALAM PARTEM. DISCIPLINA LEGISLATIVA DISTINTA DA PROGRESSÃO DE REGIME, A DEPENDER DA NATUREZA DO DELITO, COMUM OU HEDIONDO. LEX TERTIA. NÃO CONFIGURAÇÃO. TRATAMENTO LEGAL NÃO UNIFORME DA EXECUÇÃO DAS PENAS DOS CRIMES COMUNS E DOS CRIMES HEDIONDOS. NORMAS QUE INCIDEM AUTONOMAMENTE, E NÃO COORDENADAMENTE, EM CADA ESPÉCIE DELITIVA. VERIFICAÇÃO DA RETROATIVIDADE DA NOVA FRAÇÃO DE PROGRESSÃO, CONSIDERADA A NATUREZA DE CADA DELITO (COMUM OU HEDIONDO). DIREITO FUNDAMENTAL À IRRETROATIVIDADE DA LEI PENAL MAIS GRAVOSA. ARTIGO 5º, XL, DA CONSTITUIÇÃO. VIOLAÇÃO. PRECEDENTES UNÍSSONOS DO SUPREMO TRIBUNAL FEDERAL. DETERMINAÇÃO DE APLICAÇÃO DA NORMA VIGENTE AO TEMPO DO FATO DELITUOSO, QUANTO AO CRIME COMUM, POR SER MAIS BENÉFICA. AGRAVO INTERNO DESPROVIDO. 1. A controvérsia jurídica sob exame diz respeito ao novo regime da progressão de regime, estabelecido pela Lei 13.964, de 24 de dezembro de 2019, conhecida como “Pacote Anticrime”. Sujeita à vacatio legis, a nova lei entrou em vigor 30 dias depois da sua publicação, na parte referente às regras tratadas neste writ. 2. A Lei 13.964/2019 revogou o dispositivo da Lei 8.072/90 que, desde 2007, previa frações diferenciadas de cumprimento da pena para a progressão de regime de crimes hediondos e a ele equiparados (tortura, tráfico ilícito de entorpecentes e terrorismo). 3. Ao mesmo tempo, alterou-se a redação original do artigo 112 da Lei de Execuções Penais (LEP), que estabelecia fração de 1/6 (um sexto) de cumprimento da pena para a progressão de regime, aplicável aos condenados por crimes comuns (não hediondos). A matéria - que, no paradigma anterior, era disciplinada por dois diplomas legais, um tratando dos crimes hediondos, outro dos crimes comuns - passou a ser inteiramente regulada no artigo 112 da Lei de Execuções Penais. 4. Em razão disso, a Lei 13.964/2019 teve dois efeitos: (1) quanto aos condenados por crimes comuns, agravou a situação dos réus reincidentes, elevando o tempo de cumprimento do antigo patamar de 1/6 (16%) para 1/5 (20%) da pena privativa de liberdade; (2) quanto aos condenados por crimes hediondos, beneficiou os condenados sem reincidência específica, reduzindo a fração exigida para a progressão de regime, de 3/5 (60%) para 2/5 (40%) ou 1/2 (50%). 5. In casu, o paciente foi condenado, na origem, pela prática de crimes comuns (não hediondos) em concurso com crime de tráfico ilícito de entorpecentes (equiparado a hediondo). Sua condenação transitou em julgado antes da publicação da Lei 13.964/2019. O paciente tinha uma condenação anterior por porte de arma de fogo, transitada em julgado. 6. Diante desta situação específica, o juízo de origem considerou que devia ser aplicada a nova fração de cumprimento de pena exigida para a progressão de regime por crime comum. A decisão, a toda evidência, agravou a situação do apenado, mediante a aplicação de norma mais gravosa do que a que vigia ao tempo da sua condenação. 7. Deveras, até o advento da Lei nº 13.964/19, os condenados por crimes comuns <text:soft-page-break/>deveriam cumprir 16% (ou 1/6 - um sexto) da pena para fazer jus à progressão. Com a decisão ora combatida, o apenado deverá cumprir agora o patamar de 20% (vinte por cento) da pena para progredir de regime. 8. A lei que estabelece requisitos mais gravosos para concessão de progressão de regime não se aplica aos crimes cometidos antes da sua vigência, como ressai da pacífica jurisprudência desta Corte. Precedentes. 9. A reunião, sob um mesmo dispositivo legal, de todas as normas regentes da progressão de regime de delitos de diferentes modalidades, não anula o fato de que a disciplina conferida a crimes comuns e a crimes hediondos continua a ser autônoma. 10. Por esta razão, não incide, no caso, o óbice jurisprudencial que veda a combinação de normas ou de leis, consistente na criação de uma lex tertia. Trata-se de regimes de progressão de pena que receberam, do legislador, tratamento legal independente, cada qual (crimes comuns e crimes hediondos) com seu conjunto específico de normas de regência. Precedentes. 11. Agravo interno desprovido. (RHC 221271 AgR, Relator(a): LUIZ FUX, Primeira Turma, julgado em 09/05/2023, PROCESSO ELETRÔNICO DJe-s/n  DIVULG 12-05-2023  PUBLIC 15-05-2023)</text:p>
      <text:p text:style-name="P42"><text:span text:style-name="T7">Isso posto, determino a retificação da GEP para fazer constar a fração 1/6 no cálculo da progressão de regime </text:span><text:span text:style-name="T8">do crime </text:span><text:span text:style-name="T7">ocorrido antes do pacote anticrime, por ser a aplicação </text:span><text:span text:style-name="Emphasis"><text:span text:style-name="T7">isoladamente </text:span></text:span><text:span text:style-name="T7">mais benéfica ao apenado. </text:span></text:p>
      <text:p text:style-name="P21">P.R.I. Atualize-se a GEP. Ciência ao MP.</text:p>
      <text:p text:style-name="P10"/>
      <text:p text:style-name="P10"/>
      <text:p text:style-name="P10">Vistos etc.</text:p>
      <text:p text:style-name="P39"><text:span text:style-name="T2">Requereu o apenado retificação da GEP para fazer constar como requisito para progressão de regime a fração de 1/6 referente ao processo criminal nº </text:span>0100391-88.2017.8.20.0145<text:span text:style-name="T1"> </text:span><text:span text:style-name="T2">(integrar organização criminosa), alegando que não se trata de crime de natureza hedionda (evento 60).</text:span></text:p>
      <text:p text:style-name="P4">Pugnou ainda pela manutença da fração de 40% referentes ao crime de tráfico de drogas e de homicídio qualificado.</text:p>
      <text:p text:style-name="P6">Instado a se manifestar, o Ministério Público opinou pelo deferimento do pedido (evento 64).</text:p>
      <text:p text:style-name="P8">Acrescento ao relatório que a GEP atualmente está utilizando a fração única de 40%, entendimento já superado por este juízo, sendo o apenado reincidente genérico e todos os crimes cometidos antes do pacote anticrime.</text:p>
      <text:p text:style-name="P8">Analisando apenas os dois crimes hediondos, o apenado é primário em ambos os crimes.</text:p>
      <text:p text:style-name="P8">Relatados.</text:p>
      <text:p text:style-name="P17">Inicialmente verifico que a exigência de 3/5 ou 60% (LEP, art. 112, VII) só cabe no caso de reincidência específica em crime hediondo, o que não é o caso.</text:p>
      <text:p text:style-name="P17">É o que decidiu o Superior Tribunal de Justiça ao julgar em 26/05/2021 o Recurso Especial representativo da controvérsia (REsp) 1910240/MG, sendo relator o Ministro ROGERIO SCHIETTI CRUZ, quando fixou a seguinte tese:</text:p>
      <text:p text:style-name="P24">É reconhecida a retroatividade do patamar estabelecido no art. 112, V, da Lei n. 13.964/2019, àqueles apenados que, embora tenham cometido crime hediondo ou equiparado sem resultado morte, não sejam reincidentes em delito de natureza semelhante.</text:p>
      <text:p text:style-name="P23">Ressalte-se que no caso de crime hediondo com resultado morte esse percentual será de 50% (LEP, art. 112, VI).</text:p>
      <text:p text:style-name="P19"><text:soft-page-break/>Neste sentido: </text:p>
      <text:p text:style-name="P41">PENAL. AGRAVO REGIMENTAL NO RECURSO ESPECIAL. AGRAVO EM EXECUÇÃO PENAL. PROGRESSÃO DE REGIME. REINCIDÊNCIA EM CRIME COMUM. HIPÓTESE NÃO ABARCADA PELA NOVATIO LEGIS. LEI Nº 13.964/2019 (PACOTE ANTICRIME). ANALOGIA IN BONAM PARTEM. CUMPRIMENTO DE 40% DA PENA PARA CONCESSÃO DA BENESSE. ARTIGO 112, INC. V, DA LEP. NOVA ORIENTAÇÃO JURISPRUDENCIAL. DECISÃO MANTIDA. VIOLAÇÃO A DISPOSITIVOS E A PRINCÍPIOS DE EXTRAÇÃO CONSTITUCIONAL. VIA INADEQUADA. COMPETÊNCIA DO PRETÓRIO EXCELSO. I - Conforme ressaltado no decisum monocrático reprochado, nos termos da moderna jurisprudência desta Corte Superior de Justiça, "[...] para o condenado por crime hediondo que seja reincidente genérico, como se dá no caso em tela, deverá incidir o percentual equivalente ao que é previsto para o primário, vale dizer, de 40% ou 50%, na forma do art. 112, V e VI, a, da LEP, a depender do caso (se houve ou não resultado morte)" (AgRg no HC n. 598.839/SP, Sexta Turma, Rel. Min. Sebastião Reis Júnior, DJe de 04/12/2020). II - Não compete a este eg. Superior Tribunal se manifestar sobre violação a princípios ou a dispositivos de extração constitucional, ainda que para fins de prequestionamento, sob pena de usurpação da competência do Pretório STF. (Precedentes). Agravo regimental desprovido. (AgRg no REsp 1926562/PR, Rel. Ministro FELIX FISCHER, QUINTA TURMA, julgado em 18/05/2021, DJe 25/05/2021)</text:p>
      <text:p text:style-name="P1"><text:span text:style-name="T6">Como antes o percentual fora fixado em 3/5, dada ao que dispunha a lei 8.072/90, a nova redação do art. 112 da LEP se mostra como </text:span><text:span text:style-name="Emphasis"><text:span text:style-name="T6">novatio legis in mellius</text:span></text:span><text:span text:style-name="T6">, devendo ser aplicada.</text:span></text:p>
      <text:p text:style-name="P17">Assim, em relação aos crimes hediondos deste caso em concreto, é de se aplicar o percentual de 50% para o homicídio qualificado e 40% para o tráfico de drogas (LEP, art. 112, V e VI).</text:p>
      <text:p text:style-name="P32">Já no tocante ao crime comum, é mais benéfico a aplicação da redação anterior ao pacote anticrime, isso porque a jurisprudência consolidou o entendimento de que a lei de execução penal não deve retroagir de forma a prejudicar o apenado, permitindo, assim, a combinação da redação do pacote anticrime com a redação anterior da forma que for, isoladamente, mais benéfico ao apenado, nos crimes ocorridos antes de sua vigência. </text:p>
      <text:p text:style-name="P29">Neste sentido:</text:p>
      <text:p text:style-name="P30">AGRAVO INTERNO NO RECURSO ORDINÁRIO EM HABEAS CORPUS. PENAL E PROCESSUAL PENAL. EXECUÇÃO PENAL. PROGRESSÃO DE REGIME. LEI Nº 13.964/19. NOVO REGIME DE PROGRESSÃO DA PENA PRIVATIVA DE LIBERDADE. AUMENTO DA FRAÇÃO DE CUMPRIMENTO DE PENA EXIGIDA PARA A PROGRESSÃO DE REGIME NOS CRIMES COMUNS. NOVATIO LEGIS IN MALAM PARTEM. DISCIPLINA LEGISLATIVA DISTINTA DA PROGRESSÃO DE REGIME, A DEPENDER DA NATUREZA DO DELITO, COMUM OU HEDIONDO. LEX TERTIA. NÃO CONFIGURAÇÃO. TRATAMENTO LEGAL NÃO UNIFORME DA EXECUÇÃO DAS PENAS DOS CRIMES COMUNS E DOS CRIMES HEDIONDOS. NORMAS QUE INCIDEM AUTONOMAMENTE, E NÃO COORDENADAMENTE, EM CADA ESPÉCIE DELITIVA. VERIFICAÇÃO DA RETROATIVIDADE DA NOVA FRAÇÃO DE PROGRESSÃO, CONSIDERADA A NATUREZA DE CADA DELITO (COMUM OU HEDIONDO). DIREITO FUNDAMENTAL À IRRETROATIVIDADE DA LEI PENAL MAIS GRAVOSA. ARTIGO 5º, XL, DA CONSTITUIÇÃO. VIOLAÇÃO. PRECEDENTES UNÍSSONOS DO SUPREMO TRIBUNAL FEDERAL. DETERMINAÇÃO DE APLICAÇÃO <text:soft-page-break/>DA NORMA VIGENTE AO TEMPO DO FATO DELITUOSO, QUANTO AO CRIME COMUM, POR SER MAIS BENÉFICA. AGRAVO INTERNO DESPROVIDO. 1. A controvérsia jurídica sob exame diz respeito ao novo regime da progressão de regime, estabelecido pela Lei 13.964, de 24 de dezembro de 2019, conhecida como “Pacote Anticrime”. Sujeita à vacatio legis, a nova lei entrou em vigor 30 dias depois da sua publicação, na parte referente às regras tratadas neste writ. 2. A Lei 13.964/2019 revogou o dispositivo da Lei 8.072/90 que, desde 2007, previa frações diferenciadas de cumprimento da pena para a progressão de regime de crimes hediondos e a ele equiparados (tortura, tráfico ilícito de entorpecentes e terrorismo). 3. Ao mesmo tempo, alterou-se a redação original do artigo 112 da Lei de Execuções Penais (LEP), que estabelecia fração de 1/6 (um sexto) de cumprimento da pena para a progressão de regime, aplicável aos condenados por crimes comuns (não hediondos). A matéria - que, no paradigma anterior, era disciplinada por dois diplomas legais, um tratando dos crimes hediondos, outro dos crimes comuns - passou a ser inteiramente regulada no artigo 112 da Lei de Execuções Penais. 4. Em razão disso, a Lei 13.964/2019 teve dois efeitos: (1) quanto aos condenados por crimes comuns, agravou a situação dos réus reincidentes, elevando o tempo de cumprimento do antigo patamar de 1/6 (16%) para 1/5 (20%) da pena privativa de liberdade; (2) quanto aos condenados por crimes hediondos, beneficiou os condenados sem reincidência específica, reduzindo a fração exigida para a progressão de regime, de 3/5 (60%) para 2/5 (40%) ou 1/2 (50%). 5. In casu, o paciente foi condenado, na origem, pela prática de crimes comuns (não hediondos) em concurso com crime de tráfico ilícito de entorpecentes (equiparado a hediondo). Sua condenação transitou em julgado antes da publicação da Lei 13.964/2019. O paciente tinha uma condenação anterior por porte de arma de fogo, transitada em julgado. 6. Diante desta situação específica, o juízo de origem considerou que devia ser aplicada a nova fração de cumprimento de pena exigida para a progressão de regime por crime comum. A decisão, a toda evidência, agravou a situação do apenado, mediante a aplicação de norma mais gravosa do que a que vigia ao tempo da sua condenação. 7. Deveras, até o advento da Lei nº 13.964/19, os condenados por crimes comuns deveriam cumprir 16% (ou 1/6 - um sexto) da pena para fazer jus à progressão. Com a decisão ora combatida, o apenado deverá cumprir agora o patamar de 20% (vinte por cento) da pena para progredir de regime. 8. A lei que estabelece requisitos mais gravosos para concessão de progressão de regime não se aplica aos crimes cometidos antes da sua vigência, como ressai da pacífica jurisprudência desta Corte. Precedentes. 9. A reunião, sob um mesmo dispositivo legal, de todas as normas regentes da progressão de regime de delitos de diferentes modalidades, não anula o fato de que a disciplina conferida a crimes comuns e a crimes hediondos continua a ser autônoma. 10. Por esta razão, não incide, no caso, o óbice jurisprudencial que veda a combinação de normas ou de leis, consistente na criação de uma lex tertia. Trata-se de regimes de progressão de pena que receberam, do legislador, tratamento legal independente, cada qual (crimes comuns e crimes hediondos) com seu conjunto específico de normas de regência. Precedentes. 11. Agravo interno desprovido. (RHC 221271 AgR, Relator(a): LUIZ FUX, Primeira Turma, julgado em 09/05/2023, PROCESSO ELETRÔNICO DJe-s/n  DIVULG 12-05-2023  PUBLIC 15-05-2023)</text:p>
      <text:p text:style-name="P36"><text:span text:style-name="T11">Isso posto, defiro parcialmente o pedido da Defesa e determino a retificação da GEP para fazer constar o percentual de 50% para o crime de homicídio qualificado, por ser o apenado primário em crime hediondo com resultado morte; 40% para o crime de tráfico de drogas, por ser tratar de apenado primário em crime hediondo; e 1/6 para o crime comum, por ser mais benéfico ao apenado.</text:span> </text:p>
      <text:p text:style-name="P36"><text:span text:style-name="T9">**Isso posto, determino a retificação da GEP para fazer constar o percentual de 50% para o crime de homicídio qualificado, por ser o apenado primário em crime hediondo com resultado morte; 40% para o </text:span><text:soft-page-break/><text:span text:style-name="T9">crime de tráfico de drogas, por ser tratar de apenado primário em crime hediondo; e 1/6 para os crime</text:span><text:span text:style-name="T10">s</text:span><text:span text:style-name="T9"> comuns, por ser mais benéfico ao apenado.</text:span> </text:p>
      <text:p text:style-name="P32">PRI. Atualize-se a GEP. Ciência ao MP.</text:p>
      <text:p text:style-name="P32"/>
      <text:p text:style-name="P44">Requereu o apenado a retificação da guia de execução penal para fazer constar a fração de 2/5 no cálculo da progressão de regime do processo criminal nº 0003462-77.2007.8.20.0101, sob a alegação de que o apenado não era reincidente específico em crime hediondo quando da primeira condenação por homicídio qualificado, mas apenas quando da condenação por tráfico de drogas (evento 50).</text:p>
      <text:p text:style-name="P45">Interveio o Ministério Público opinando pela aplicação do percentual de 40% no calculo da progressão de regime do crime de tráfico, alegando que o crime de homicídio já <text:span text:style-name="T18">se </text:span>encontra extinto por cumprimento  (evento 53). </text:p>
      <text:p text:style-name="P46">Acrescento ao relatório que a GEP atual está utilizando a fração de 3/5 para o crime de natureza hedionda em razão da reincidência específica, uma vez que o crime de tráfico de drogas foi cometido após a condenação definitiva pelo crime de homicídio qualificado.</text:p>
      <text:p text:style-name="P8">Registro ainda que analisando somente o crime de homicídio qualificado, o apenado é primário em crime hediondo com resultado morte e, analisando somente o crime de tráfico de drogas, o apenado é primário em crime hediondo sem resultado morte.</text:p>
      <text:p text:style-name="P47">É o relatório. Decido.</text:p>
      <text:p text:style-name="P17">Inicialmente verifico que a exigência de 3/5 ou 60% (LEP, art. 112, VII) só cabe no caso de reincidência específica em crime hediondo, o que é o caso, entretanto, em razão das modificações do pacote anticrime, em tipos diferentes.</text:p>
      <text:p text:style-name="P17">É o que decidiu o Superior Tribunal de Justiça ao julgar em 26/05/2021 o Recurso Especial representativo da controvérsia (REsp) 1910240/MG, sendo relator o Ministro ROGERIO SCHIETTI CRUZ, quando fixou a seguinte tese:</text:p>
      <text:p text:style-name="P24">É reconhecida a retroatividade do patamar estabelecido no art. 112, V, da Lei n. 13.964/2019, àqueles apenados que, embora tenham cometido crime hediondo ou equiparado sem resultado morte, não sejam reincidentes em delito de natureza semelhante.</text:p>
      <text:p text:style-name="P23">Ressalte-se que no caso de crime hediondo com resultado morte esse percentual será de 50% (LEP, art. 112, VI).</text:p>
      <text:p text:style-name="P19">Neste sentido: </text:p>
      <text:p text:style-name="P41">PENAL. AGRAVO REGIMENTAL NO RECURSO ESPECIAL. AGRAVO EM EXECUÇÃO PENAL. PROGRESSÃO DE REGIME. REINCIDÊNCIA EM CRIME COMUM. HIPÓTESE NÃO ABARCADA PELA NOVATIO LEGIS. LEI Nº 13.964/2019 (PACOTE ANTICRIME). ANALOGIA IN BONAM PARTEM. CUMPRIMENTO DE 40% DA PENA PARA CONCESSÃO DA BENESSE. ARTIGO 112, INC. V, DA LEP. NOVA ORIENTAÇÃO JURISPRUDENCIAL. DECISÃO MANTIDA. VIOLAÇÃO A DISPOSITIVOS E A PRINCÍPIOS DE EXTRAÇÃO CONSTITUCIONAL. VIA INADEQUADA. COMPETÊNCIA DO PRETÓRIO EXCELSO. I - Conforme ressaltado no decisum monocrático reprochado, nos termos da moderna jurisprudência desta Corte Superior de Justiça, "[...] para o condenado por crime hediondo que seja reincidente genérico, como se dá no caso em tela, deverá incidir o percentual equivalente ao que é previsto para o primário, vale dizer, de 40% ou 50%, na forma do art. 112, V e VI, a, da LEP, a depender do caso (se houve ou não resultado morte)" (AgRg no HC n. 598.839/SP, Sexta Turma, Rel. Min. Sebastião Reis Júnior, DJe de 04/12/2020). II - Não compete a este eg. <text:soft-page-break/>Superior Tribunal se manifestar sobre violação a princípios ou a dispositivos de extração constitucional, ainda que para fins de prequestionamento, sob pena de usurpação da competência do Pretório STF. (Precedentes). Agravo regimental desprovido. (AgRg no REsp 1926562/PR, Rel. Ministro FELIX FISCHER, QUINTA TURMA, julgado em 18/05/2021, DJe 25/05/2021)</text:p>
      <text:p text:style-name="P1"><text:span text:style-name="T6">Como antes o percentual fora fixado em 3/5, dada ao que dispunha a lei 8.072/90, a nova redação do art. 112 da LEP se mostra como </text:span><text:span text:style-name="Emphasis"><text:span text:style-name="T6">novatio legis in mellius</text:span></text:span><text:span text:style-name="T6">, devendo ser aplicada.</text:span></text:p>
      <text:p text:style-name="P17">Assim, em relação aos crimes hediondos deste caso em concreto, é de se aplicar o percentual de 50% para o homicídio qualificado e 40% para o tráfico de drogas (LEP, art. 112, V e VI).</text:p>
      <text:p text:style-name="P17">Já no tocante ao alegado pelo Ministério Público sobre estar extinta a pena do homicídio qualificado, impende registrar que a data base para o cálculo da progressão de regime é 19.11.2013, portanto, apenas 5 anos e 3 meses da pena havia sido cumprindo, não havendo, assim, que se desprezar a pena do homicídio qualificado.</text:p>
      <text:p text:style-name="P40"><text:span text:style-name="T11">Isso posto, determino a retificação da GEP para fazer constar o percentual de 50% para o crime de homicídio qualificado, por ser o apenado primário em crime hediondo com resultado morte; 40% para o crime de tráfico de drogas, por ser tratar de apenado primário em crime hediondo.</text:span> </text:p>
      <text:p text:style-name="P17">PRI. Atualize-se a GEP. Ciência ao MP.</text:p>
      <text:p text:style-name="P10"/>
      <text:p text:style-name="P10"/>
      <text:p text:style-name="P10"/>
      <text:p text:style-name="P10">Vistos etc.</text:p>
      <text:p text:style-name="P6">Requereu o apenado retificação da GEP para fazer constar a separação das frações conforme natureza dos crimes, sendo o percentual de 40% ou 2/5 referente ao crime de tráfico de drogas, e 1/6 para os demais crimes (evento 108).</text:p>
      <text:p text:style-name="P42"><text:span text:style-name="T4">***</text:span><text:span text:style-name="T3">Requereu o apenado retificação da GEP para fazer constar no cálculo da progressão de regime o percentual de 40% referente ao crime de tráfico de drogas, alegando não ser reincidente específico em crime hediondo (evento 47).</text:span> </text:p>
      <text:p text:style-name="P6">Instado a se manifestar, o Ministério Público opinou pelo deferimento do pedido (evento 111).</text:p>
      <text:p text:style-name="P8">Acrescento ao relatório que a GEP atualmente está utilizando a fração única de 40%, entendimento já superado por este juízo, sendo o apenado reincidente genérico e todos os crimes cometidos antes do pacote anticrime, cuja redação previa a fração de 3/5 para o reincidente genérico em crime hediondo.</text:p>
      <text:p text:style-name="P31"><text:span text:style-name="T15">**</text:span>Acrescento ao relatório que a GEP atual está utilizando a fração de 3/5 para o crime de natureza hedionda em razão da reincidência genérica, e 1/6 para o crime comum.</text:p>
      <text:p text:style-name="P8">Registro ainda que analisando somente o crime de tráfico de drogas, o apenado é primário em crime hediondo.</text:p>
      <text:p text:style-name="P8">Relatados.</text:p>
      <text:p text:style-name="P17">Inicialmente verifico que a exigência de 3/5 ou 60% (LEP, art. 112, VII) só cabe no caso de reincidência específica em crime hediondo, o que não é o caso.</text:p>
      <text:p text:style-name="P17">É o que decidiu o Superior Tribunal de Justiça ao julgar em 26/05/2021 o Recurso Especial representativo da controvérsia (REsp) 1910240/MG, sendo relator o Ministro ROGERIO SCHIETTI CRUZ, quando fixou a seguinte tese:</text:p>
      <text:p text:style-name="P24">É reconhecida a retroatividade do patamar estabelecido no art. 112, V, da Lei n. 13.964/2019, àqueles apenados que, embora tenham cometido crime hediondo ou <text:soft-page-break/>equiparado sem resultado morte, não sejam reincidentes em delito de natureza semelhante.</text:p>
      <text:p text:style-name="P1"><text:span text:style-name="T6">Como antes o percentual fora fixado em 3/5, dada ao que dispunha a lei 8.072/90, a nova redação do art. 112 da LEP se mostra como </text:span><text:span text:style-name="Emphasis"><text:span text:style-name="T6">novatio legis in mellius</text:span></text:span><text:span text:style-name="T6">, devendo ser aplicada.</text:span></text:p>
      <text:p text:style-name="P17">Assim, em relação ao crime hediondo deste caso em concreto, é de se aplicar o percentual de 40% (LEP, art. 112, V).</text:p>
      <text:p text:style-name="P1"><text:span text:style-name="T6">Isso posto, defiro o pedido da Defesa e determino a retificação da GEP para fazer constar o percentual de 40% para o crime de tráfico de drogas, por ser o apenado primário em crime hediondo, e mantenho 1/6 para os demais crimes comuns, por ser mais benéfico ao apenado.</text:span> </text:p>
      <text:p text:style-name="P17">PRI. Atualize-se a GEP. Ciência ao MP.</text:p>
      <text:p text:style-name="P14"/>
      <text:p text:style-name="P14"/>
      <text:p text:style-name="P14">Vistos etc.</text:p>
      <text:p text:style-name="P35"><text:span text:style-name="T2">Requereu o apenado retificação da GEP para fazer constar como requisito para progressão de regime a fração de 2/5 referente ao processo criminal nº </text:span>0100154-92.2017.8.20.0003 <text:span text:style-name="T2">(latrocínio - com resultado morte), alegando que o apenado é primário em crime de natureza hedionda (evento 60).</text:span></text:p>
      <text:p text:style-name="P14">Instado a se manifestar, o Ministério Público opinou pelo deferimento do pedido (evento 64).</text:p>
      <text:p text:style-name="P29">Acrescento ao relatório que a GEP atual está utilizando a fração de 3/5 para o crime de natureza hedionda em razão da reincidência genérica, e 1/6 para o crime comum.</text:p>
      <text:p text:style-name="P15">Relatados.</text:p>
      <text:p text:style-name="P32">Inicialmente verifico que a exigência de 3/5 ou 60% (LEP, art. 112, VII) só cabe no caso de reincidência específica em crime hediondo, o que não é o caso.</text:p>
      <text:p text:style-name="P32">É o que decidiu o Superior Tribunal de Justiça ao julgar em 26/05/2021 o Recurso Especial representativo da controvérsia (REsp) 1910240/MG, sendo relator o Ministro ROGERIO SCHIETTI CRUZ, quando fixou a seguinte tese:</text:p>
      <text:p text:style-name="P34">É reconhecida a retroatividade do patamar estabelecido no art. 112, V, da Lei n. 13.964/2019, àqueles apenados que, embora tenham cometido crime hediondo ou equiparado sem resultado morte, não sejam reincidentes em delito de natureza semelhante.</text:p>
      <text:p text:style-name="P33">Ressalte-se que no caso de crime hediondo com resultado morte esse percentual será de 50% (LEP, art. 112, VI).</text:p>
      <text:p text:style-name="P29">Neste sentido: </text:p>
      <text:p text:style-name="P38">PENAL. AGRAVO REGIMENTAL NO RECURSO ESPECIAL. AGRAVO EM EXECUÇÃO PENAL. PROGRESSÃO DE REGIME. REINCIDÊNCIA EM CRIME COMUM. HIPÓTESE NÃO ABARCADA PELA NOVATIO LEGIS. LEI Nº 13.964/2019 (PACOTE ANTICRIME). ANALOGIA IN BONAM PARTEM. CUMPRIMENTO DE 40% DA PENA PARA CONCESSÃO DA BENESSE. ARTIGO 112, INC. V, DA LEP. NOVA ORIENTAÇÃO JURISPRUDENCIAL. DECISÃO MANTIDA. VIOLAÇÃO A DISPOSITIVOS E A PRINCÍPIOS DE EXTRAÇÃO CONSTITUCIONAL. VIA INADEQUADA. COMPETÊNCIA DO PRETÓRIO EXCELSO. I - Conforme ressaltado no decisum monocrático reprochado, nos termos da moderna jurisprudência desta Corte Superior de Justiça, "[...] para o condenado por crime hediondo que seja reincidente genérico, como se dá no caso <text:soft-page-break/>em tela, deverá incidir o percentual equivalente ao que é previsto para o primário, vale dizer, de 40% ou 50%, na forma do art. 112, V e VI, a, da LEP, a depender do caso (se houve ou não resultado morte)" (AgRg no HC n. 598.839/SP, Sexta Turma, Rel. Min. Sebastião Reis Júnior, DJe de 04/12/2020). II - Não compete a este eg. Superior Tribunal se manifestar sobre violação a princípios ou a dispositivos de extração constitucional, ainda que para fins de prequestionamento, sob pena de usurpação da competência do Pretório STF. (Precedentes). Agravo regimental desprovido. (AgRg no REsp 1926562/PR, Rel. Ministro FELIX FISCHER, QUINTA TURMA, julgado em 18/05/2021, DJe 25/05/2021)</text:p>
      <text:p text:style-name="P1"><text:span text:style-name="T5">Como antes o percentual fora fixado em 3/5, dada ao que dispunha a lei 8.072/90, a nova redação do art. 112 da LEP se mostra como </text:span><text:span text:style-name="Emphasis"><text:span text:style-name="T5">novatio legis in mellius</text:span></text:span><text:span text:style-name="T5">, devendo ser aplicada.</text:span></text:p>
      <text:p text:style-name="P32">Assim, em relação ao crime hediondo deste caso em concreto, é de se aplicar o percentual de 50% (LEP, art. 112, VI).</text:p>
      <text:p text:style-name="P32">Isso posto, indefiro o pedido da Defesa e determino, de ofício, a retificação da GEP para fazer constar o percentual de 50% para o crime de latrocínio, por ser o apenado primário em crime hediondo com resultado morte. </text:p>
      <text:p text:style-name="P32">PRI. Atualize-se a GEP. Ciência ao MP.</text:p>
      <text:p text:style-name="P37"><text:line-break/></text:p>
      <text:p text:style-name="P16">Vistos etc.</text:p>
      <text:p text:style-name="P35"><text:span text:style-name="T2">Requereu o apenado retificação da GEP para fazer constar como requisito para progressão de regime a fração de 2/5 referente a uma das penas do processo criminal nº </text:span>0114616-26.2018.8.20.0001 <text:span text:style-name="T2">(estupro), alegando que o apenado é primário em crime de natureza hedionda (evento 111).</text:span></text:p>
      <text:p text:style-name="P14">Instado a se manifestar, o Ministério Público opinou pelo deferimento do pedido (evento 115).</text:p>
      <text:p text:style-name="P29">Acrescento ao relatório que a GEP atual está utilizando a fração de 3/5 para o crime de natureza hedionda em razão da reincidência genérica, e 1/6 para os crimes comuns.</text:p>
      <text:p text:style-name="P15">Relatados.</text:p>
      <text:p text:style-name="P32">Inicialmente verifico que a exigência de 3/5 ou 60% (LEP, art. 112, VII) só cabe no caso de reincidência específica em crime hediondo, o que não é o caso.</text:p>
      <text:p text:style-name="P32">É o que decidiu o Superior Tribunal de Justiça ao julgar em 26/05/2021 o Recurso Especial representativo da controvérsia (REsp) 1910240/MG, sendo relator o Ministro ROGERIO SCHIETTI CRUZ, quando fixou a seguinte tese:</text:p>
      <text:p text:style-name="P34">É reconhecida a retroatividade do patamar estabelecido no art. 112, V, da Lei n. 13.964/2019, àqueles apenados que, embora tenham cometido crime hediondo ou equiparado sem resultado morte, não sejam reincidentes em delito de natureza semelhante.</text:p>
      <text:p text:style-name="P2"><text:span text:style-name="T5">Como antes o percentual fora fixado em 3/5, dada ao que dispunha a lei 8.072/90, a nova redação do art. 112 da LEP se mostra como </text:span><text:span text:style-name="Emphasis"><text:span text:style-name="T5">novatio legis in mellius</text:span></text:span><text:span text:style-name="T5">, devendo ser aplicada.</text:span></text:p>
      <text:p text:style-name="P32">Assim, em relação ao crime hediondo deste caso em concreto, é de se aplicar o percentual de 40% (LEP, art. 112, V).</text:p>
      <text:p text:style-name="P32">Isso posto, defiro o pedido da Defesa e determino a retificação da GEP para fazer constar o percentual de 40% para <text:span text:style-name="T13">o crime de estupro</text:span>, por ser o apenado primário em crime hediondo, mantendo os demais crimes em 1/6, por ser mais benéfico ao apenado. </text:p>
      <text:p text:style-name="P32">PRI. Atualize-se a GEP. Ciência ao MP.</text:p>
      <text:p text:style-name="Text_20_body"><text:soft-page-break/><text:line-break/></text:p>
      <text:p text:style-name="P13">Vistos etc.</text:p>
      <text:p text:style-name="P7">Requereu o apenado retificação da GEP para fazer constar como requisito para progressão de regime a fração de 40% referente ao crime de homicídio qualificado, alegando que o apenado é primário em crime de natureza hedionda, e 1/6 para o crime de roubo majorado (evento 296).</text:p>
      <text:p text:style-name="P7">Instado a se manifestar, o Ministério Público opinou pelo indeferimento do pedido (evento 299).</text:p>
      <text:p text:style-name="P9">Acrescento ao relatório que a GEP atualmente está utilizando o percentual de 50% para o crime de natureza hediondo com resultado morte, e 25% para o crime de roubo, sendo o apenado reincidente genérico e todos os crimes cometidos antes do pacote anticrime, cuja redação previa a fração de 3/5 para o reincidente genérico em crime hediondo.</text:p>
      <text:p text:style-name="P9">Registro ainda que analisando somente o crime de homicídio qualificado, o apenado é primário em crime hediondo com resultado morte.</text:p>
      <text:p text:style-name="P8">Relatados.</text:p>
      <text:p text:style-name="P17">Inicialmente verifico que a exigência de 3/5 ou 60% (LEP, art. 112, VII) só cabe no caso de reincidência específica em crime hediondo, o que não é o caso.</text:p>
      <text:p text:style-name="P17">É o que decidiu o Superior Tribunal de Justiça ao julgar em 26/05/2021 o Recurso Especial representativo da controvérsia (REsp) 1910240/MG, sendo relator o Ministro ROGERIO SCHIETTI CRUZ, quando fixou a seguinte tese:</text:p>
      <text:p text:style-name="P24">É reconhecida a retroatividade do patamar estabelecido no art. 112, V, da Lei n. 13.964/2019, àqueles apenados que, embora tenham cometido crime hediondo ou equiparado sem resultado morte, não sejam reincidentes em delito de natureza semelhante.</text:p>
      <text:p text:style-name="P23">Ressalte-se que no caso de crime hediondo com resultado morte esse percentual será de 50% (LEP, art. 112, VI).</text:p>
      <text:p text:style-name="P19">Neste sentido: </text:p>
      <text:p text:style-name="P41">PENAL. AGRAVO REGIMENTAL NO RECURSO ESPECIAL. AGRAVO EM EXECUÇÃO PENAL. PROGRESSÃO DE REGIME. REINCIDÊNCIA EM CRIME COMUM. HIPÓTESE NÃO ABARCADA PELA NOVATIO LEGIS. LEI Nº 13.964/2019 (PACOTE ANTICRIME). ANALOGIA IN BONAM PARTEM. CUMPRIMENTO DE 40% DA PENA PARA CONCESSÃO DA BENESSE. ARTIGO 112, INC. V, DA LEP. NOVA ORIENTAÇÃO JURISPRUDENCIAL. DECISÃO MANTIDA. VIOLAÇÃO A DISPOSITIVOS E A PRINCÍPIOS DE EXTRAÇÃO CONSTITUCIONAL. VIA INADEQUADA. COMPETÊNCIA DO PRETÓRIO EXCELSO. I - Conforme ressaltado no decisum monocrático reprochado, nos termos da moderna jurisprudência desta Corte Superior de Justiça, "[...] para o condenado por crime hediondo que seja reincidente genérico, como se dá no caso em tela, deverá incidir o percentual equivalente ao que é previsto para o primário, vale dizer, de 40% ou 50%, na forma do art. 112, V e VI, a, da LEP, a depender do caso (se houve ou não resultado morte)" (AgRg no HC n. 598.839/SP, Sexta Turma, Rel. Min. Sebastião Reis Júnior, DJe de 04/12/2020). II - Não compete a este eg. Superior Tribunal se manifestar sobre violação a princípios ou a dispositivos de extração constitucional, ainda que para fins de prequestionamento, sob pena de usurpação da competência do Pretório STF. (Precedentes). Agravo regimental <text:soft-page-break/>desprovido. (AgRg no REsp 1926562/PR, Rel. Ministro FELIX FISCHER, QUINTA TURMA, julgado em 18/05/2021, DJe 25/05/2021)</text:p>
      <text:p text:style-name="P1"><text:span text:style-name="T6">Como antes o percentual fora fixado em 3/5, dada ao que dispunha a lei 8.072/90, a nova redação do art. 112 da LEP se mostra como </text:span><text:span text:style-name="Emphasis"><text:span text:style-name="T6">novatio legis in mellius</text:span></text:span><text:span text:style-name="T6">, devendo ser aplicada.</text:span></text:p>
      <text:p text:style-name="P17">Assim, em relação ao crime hediondo deste caso em concreto, é de se aplicar o percentual de 50% (LEP, art. 112, VI).</text:p>
      <text:p text:style-name="P17">Já no tocante ao crime comum, é mais benéfico a aplicação da redação anterior ao pacote anticrime.</text:p>
      <text:p text:style-name="P28">Isso porque a jurisprudência consolidou o entendimento de que a lei de execução penal não deve retroagir de forma a prejudicar o apenado, permitindo, assim, a combinação da redação do pacote anticrime com a redação anterior da forma que for, isoladamente, mais benéfico ao apenado, nos crimes ocorridos antes de sua vigência. </text:p>
      <text:p text:style-name="P28">Neste sentido:</text:p>
      <text:p text:style-name="P27">AGRAVO INTERNO NO RECURSO ORDINÁRIO EM HABEAS CORPUS. PENAL E PROCESSUAL PENAL. EXECUÇÃO PENAL. PROGRESSÃO DE REGIME. LEI Nº 13.964/19. NOVO REGIME DE PROGRESSÃO DA PENA PRIVATIVA DE LIBERDADE. AUMENTO DA FRAÇÃO DE CUMPRIMENTO DE PENA EXIGIDA PARA A PROGRESSÃO DE REGIME NOS CRIMES COMUNS. NOVATIO LEGIS IN MALAM PARTEM. DISCIPLINA LEGISLATIVA DISTINTA DA PROGRESSÃO DE REGIME, A DEPENDER DA NATUREZA DO DELITO, COMUM OU HEDIONDO. LEX TERTIA. NÃO CONFIGURAÇÃO. TRATAMENTO LEGAL NÃO UNIFORME DA EXECUÇÃO DAS PENAS DOS CRIMES COMUNS E DOS CRIMES HEDIONDOS. NORMAS QUE INCIDEM AUTONOMAMENTE, E NÃO COORDENADAMENTE, EM CADA ESPÉCIE DELITIVA. VERIFICAÇÃO DA RETROATIVIDADE DA NOVA FRAÇÃO DE PROGRESSÃO, CONSIDERADA A NATUREZA DE CADA DELITO (COMUM OU HEDIONDO). DIREITO FUNDAMENTAL À IRRETROATIVIDADE DA LEI PENAL MAIS GRAVOSA. ARTIGO 5º, XL, DA CONSTITUIÇÃO. VIOLAÇÃO. PRECEDENTES UNÍSSONOS DO SUPREMO TRIBUNAL FEDERAL. DETERMINAÇÃO DE APLICAÇÃO DA NORMA VIGENTE AO TEMPO DO FATO DELITUOSO, QUANTO AO CRIME COMUM, POR SER MAIS BENÉFICA. AGRAVO INTERNO DESPROVIDO. 1. A controvérsia jurídica sob exame diz respeito ao novo regime da progressão de regime, estabelecido pela Lei 13.964, de 24 de dezembro de 2019, conhecida como “Pacote Anticrime”. Sujeita à vacatio legis, a nova lei entrou em vigor 30 dias depois da sua publicação, na parte referente às regras tratadas neste writ. 2. A Lei 13.964/2019 revogou o dispositivo da Lei 8.072/90 que, desde 2007, previa frações diferenciadas de cumprimento da pena para a progressão de regime de crimes hediondos e a ele equiparados (tortura, tráfico ilícito de entorpecentes e terrorismo). 3. Ao mesmo tempo, alterou-se a redação original do artigo 112 da Lei de Execuções Penais (LEP), que estabelecia fração de 1/6 (um sexto) de cumprimento da pena para a progressão de regime, aplicável aos condenados por crimes comuns (não hediondos). A matéria - que, no paradigma anterior, era disciplinada por dois diplomas legais, um tratando dos crimes hediondos, outro dos crimes comuns - passou a ser inteiramente regulada no artigo 112 da Lei de Execuções Penais. 4. Em razão disso, a Lei 13.964/2019 teve dois efeitos: (1) quanto aos condenados por crimes comuns, agravou a situação dos réus reincidentes, elevando o tempo de cumprimento do antigo patamar de 1/6 (16%) para 1/5 (20%) da pena privativa de liberdade; (2) quanto aos condenados por crimes hediondos, beneficiou os condenados sem reincidência específica, reduzindo a fração exigida para a progressão de regime, de 3/5 (60%) para 2/5 (40%) ou 1/2 (50%). 5. In casu, o paciente foi condenado, na origem, pela prática de crimes comuns (não hediondos) em concurso com crime de tráfico ilícito de entorpecentes (equiparado a hediondo). Sua condenação transitou em julgado antes da publicação da Lei 13.964/2019. O paciente tinha uma condenação anterior por porte de arma de fogo, transitada em julgado. 6. Diante desta situação específica, o juízo de origem considerou que devia ser aplicada a nova fração de cumprimento de <text:soft-page-break/>pena exigida para a progressão de regime por crime comum. A decisão, a toda evidência, agravou a situação do apenado, mediante a aplicação de norma mais gravosa do que a que vigia ao tempo da sua condenação. 7. Deveras, até o advento da Lei nº 13.964/19, os condenados por crimes comuns deveriam cumprir 16% (ou 1/6 - um sexto) da pena para fazer jus à progressão. Com a decisão ora combatida, o apenado deverá cumprir agora o patamar de 20% (vinte por cento) da pena para progredir de regime. 8. A lei que estabelece requisitos mais gravosos para concessão de progressão de regime não se aplica aos crimes cometidos antes da sua vigência, como ressai da pacífica jurisprudência desta Corte. Precedentes. 9. A reunião, sob um mesmo dispositivo legal, de todas as normas regentes da progressão de regime de delitos de diferentes modalidades, não anula o fato de que a disciplina conferida a crimes comuns e a crimes hediondos continua a ser autônoma. 10. Por esta razão, não incide, no caso, o óbice jurisprudencial que veda a combinação de normas ou de leis, consistente na criação de uma lex tertia. Trata-se de regimes de progressão de pena que receberam, do legislador, tratamento legal independente, cada qual (crimes comuns e crimes hediondos) com seu conjunto específico de normas de regência. Precedentes. 11. Agravo interno desprovido. (RHC 221271 AgR, Relator(a): LUIZ FUX, Primeira Turma, julgado em 09/05/2023, PROCESSO ELETRÔNICO DJe-s/n  DIVULG 12-05-2023  PUBLIC 15-05-2023)</text:p>
      <text:p text:style-name="P28">Isso posto, determino a retificação da GEP para fazer constar no cálculo da progressão de regime a fração de 1/6 para o crime de roubo, ocorrido antes do pacote anticrime, e mantenho o percentual de 50% para o crime de homicídio qualificado, em razão do resultado morte, e por ser mais benéfico que 3/5.</text:p>
      <text:p text:style-name="P28">P.R.I. Atualize-se a GEP. Ciência ao MP.</text:p>
      <text:p text:style-name="P37"/>
      <text:p text:style-name="P37"/>
      <text:p text:style-name="P37"/>
      <text:p text:style-name="P37"/>
      <text:p text:style-name="P37"/>
      <text:p text:style-name="P25">Trata-se de execução penal em desfavor do apenado acima nominado, em que a Defesa pugnou pela retificação da GEP para fazer constar no cálculo da progressão de regime a fração de 1/6 para os crimes cometidos antes do pacote anticrime e 16% para o crime cometido na vidência do pacote anticrime, por ser mais benéfico ao apenado.</text:p>
      <text:p text:style-name="P26">Instado a se manifestar, o Ministério Público opinou pelo deferimento do pedido, mas devendo constar 20% para o crime cometido na vigência do pacote anticrime, por ser o apenado reincidente em crime sem violência.</text:p>
      <text:p text:style-name="P3">Acrescento ao relatório que a GEP atualmente está utilizando a fração única de 20%, entendimento já superado por este juízo, sendo o apenado reincidente genérico, reincidente em crime cometido sem violência e primário em crime cometido com violência. </text:p>
      <text:p text:style-name="P3">Registro ainda que somente o crime de receptação foi cometido na vigência do pacote anticrimes.</text:p>
      <text:p text:style-name="P26">Relatados.</text:p>
      <text:p text:style-name="P26">Com razão o Ministério Público.</text:p>
      <text:p text:style-name="P26">Isso porque a jurisprudência consolidou o entendimento de que a lei de execução penal não deve retroagir de forma a prejudicar o apenado, permitindo, assim, a combinação da redação do pacote anticrime com a redação anterior da forma que for, isoladamente, mais benéfico ao apenado, nos crimes ocorridos antes de sua vigência. </text:p>
      <text:p text:style-name="P26">Neste sentido:</text:p>
      <text:p text:style-name="P27">AGRAVO INTERNO NO RECURSO ORDINÁRIO EM HABEAS CORPUS. PENAL E PROCESSUAL PENAL. EXECUÇÃO PENAL. PROGRESSÃO DE REGIME. LEI Nº 13.964/19. <text:soft-page-break/>NOVO REGIME DE PROGRESSÃO DA PENA PRIVATIVA DE LIBERDADE. AUMENTO DA FRAÇÃO DE CUMPRIMENTO DE PENA EXIGIDA PARA A PROGRESSÃO DE REGIME NOS CRIMES COMUNS. NOVATIO LEGIS IN MALAM PARTEM. DISCIPLINA LEGISLATIVA DISTINTA DA PROGRESSÃO DE REGIME, A DEPENDER DA NATUREZA DO DELITO, COMUM OU HEDIONDO. LEX TERTIA. NÃO CONFIGURAÇÃO. TRATAMENTO LEGAL NÃO UNIFORME DA EXECUÇÃO DAS PENAS DOS CRIMES COMUNS E DOS CRIMES HEDIONDOS. NORMAS QUE INCIDEM AUTONOMAMENTE, E NÃO COORDENADAMENTE, EM CADA ESPÉCIE DELITIVA. VERIFICAÇÃO DA RETROATIVIDADE DA NOVA FRAÇÃO DE PROGRESSÃO, CONSIDERADA A NATUREZA DE CADA DELITO (COMUM OU HEDIONDO). DIREITO FUNDAMENTAL À IRRETROATIVIDADE DA LEI PENAL MAIS GRAVOSA. ARTIGO 5º, XL, DA CONSTITUIÇÃO. VIOLAÇÃO. PRECEDENTES UNÍSSONOS DO SUPREMO TRIBUNAL FEDERAL. DETERMINAÇÃO DE APLICAÇÃO DA NORMA VIGENTE AO TEMPO DO FATO DELITUOSO, QUANTO AO CRIME COMUM, POR SER MAIS BENÉFICA. AGRAVO INTERNO DESPROVIDO. 1. A controvérsia jurídica sob exame diz respeito ao novo regime da progressão de regime, estabelecido pela Lei 13.964, de 24 de dezembro de 2019, conhecida como “Pacote Anticrime”. Sujeita à vacatio legis, a nova lei entrou em vigor 30 dias depois da sua publicação, na parte referente às regras tratadas neste writ. 2. A Lei 13.964/2019 revogou o dispositivo da Lei 8.072/90 que, desde 2007, previa frações diferenciadas de cumprimento da pena para a progressão de regime de crimes hediondos e a ele equiparados (tortura, tráfico ilícito de entorpecentes e terrorismo). 3. Ao mesmo tempo, alterou-se a redação original do artigo 112 da Lei de Execuções Penais (LEP), que estabelecia fração de 1/6 (um sexto) de cumprimento da pena para a progressão de regime, aplicável aos condenados por crimes comuns (não hediondos). A matéria - que, no paradigma anterior, era disciplinada por dois diplomas legais, um tratando dos crimes hediondos, outro dos crimes comuns - passou a ser inteiramente regulada no artigo 112 da Lei de Execuções Penais. 4. Em razão disso, a Lei 13.964/2019 teve dois efeitos: (1) quanto aos condenados por crimes comuns, agravou a situação dos réus reincidentes, elevando o tempo de cumprimento do antigo patamar de 1/6 (16%) para 1/5 (20%) da pena privativa de liberdade; (2) quanto aos condenados por crimes hediondos, beneficiou os condenados sem reincidência específica, reduzindo a fração exigida para a progressão de regime, de 3/5 (60%) para 2/5 (40%) ou 1/2 (50%). 5. In casu, o paciente foi condenado, na origem, pela prática de crimes comuns (não hediondos) em concurso com crime de tráfico ilícito de entorpecentes (equiparado a hediondo). Sua condenação transitou em julgado antes da publicação da Lei 13.964/2019. O paciente tinha uma condenação anterior por porte de arma de fogo, transitada em julgado. 6. Diante desta situação específica, o juízo de origem considerou que devia ser aplicada a nova fração de cumprimento de pena exigida para a progressão de regime por crime comum. A decisão, a toda evidência, agravou a situação do apenado, mediante a aplicação de norma mais gravosa do que a que vigia ao tempo da sua condenação. 7. Deveras, até o advento da Lei nº 13.964/19, os condenados por crimes comuns deveriam cumprir 16% (ou 1/6 - um sexto) da pena para fazer jus à progressão. Com a decisão ora combatida, o apenado deverá cumprir agora o patamar de 20% (vinte por cento) da pena para progredir de regime. 8. A lei que estabelece requisitos mais gravosos para concessão de progressão de regime não se aplica aos crimes cometidos antes da sua vigência, como ressai da pacífica jurisprudência desta Corte. Precedentes. 9. A reunião, sob um mesmo dispositivo legal, de todas as normas regentes da progressão de regime de delitos de diferentes modalidades, não anula o fato de que a disciplina conferida a crimes comuns e a crimes hediondos continua a ser autônoma. 10. Por esta razão, não incide, no caso, o óbice jurisprudencial que veda a combinação de normas ou de leis, consistente na criação de uma lex tertia. Trata-se de regimes de progressão de pena que receberam, do legislador, tratamento legal independente, cada qual (crimes comuns e crimes hediondos) com seu conjunto específico de normas de regência. Precedentes. 11. Agravo interno desprovido. (RHC <text:soft-page-break/>221271 AgR, Relator(a): LUIZ FUX, Primeira Turma, julgado em 09/05/2023, PROCESSO ELETRÔNICO DJe-s/n  DIVULG 12-05-2023  PUBLIC 15-05-2023)</text:p>
      <text:p text:style-name="P26">Isso posto, determino a retificação da GEP para fazer constar <text:span text:style-name="T17">no calculo da progressão de regime a fração de </text:span>1/6 em todos crimes ocorridos antes do pacote anticrime, e 20% para o crime de receptação, por  ter ocorrido na vigência do pacote anticrime e ser o apenado reincidente em crime cometido sem violência.</text:p>
      <text:p text:style-name="P26">P.R.I. Atualize-se a GEP. Ciência ao MP.</text:p>
      <text:p text:style-name="P37"/>
      <text:p text:style-name="P13">Vistos etc.</text:p>
      <text:p text:style-name="P6">Requereu o apenado retificação da GEP para fazer constar como requisito para progressão de regime a fração de 2/5 referente ao crime de homicídio qualificado, alegando que o apenado é primário em crime de natureza hedionda, e 1/6 para o crime de receptação (evento 86).</text:p>
      <text:p text:style-name="P6">Instado a se manifestar, o Ministério Público opinou pelo deferimento do pedido (evento 64).</text:p>
      <text:p text:style-name="P8">Acrescento ao relatório que a GEP atualmente está utilizando a fração única de 50%, entendimento já superado por este juízo, sendo o apenado reincidente genérico e todos os crimes cometidos antes do pacote anticrime, cuja redação previa a fração de 3/5 para o reincidente genérico em crime hediondo.</text:p>
      <text:p text:style-name="P8">Registro ainda que analisando somente o crime de homicídio qualificado, o apenado é primário em crime hediondo com resultado morte.</text:p>
      <text:p text:style-name="P8">Relatados.</text:p>
      <text:p text:style-name="P17">Inicialmente verifico que a exigência de 3/5 ou 60% (LEP, art. 112, VII) só cabe no caso de reincidência específica em crime hediondo, o que não é o caso.</text:p>
      <text:p text:style-name="P17">É o que decidiu o Superior Tribunal de Justiça ao julgar em 26/05/2021 o Recurso Especial representativo da controvérsia (REsp) 1910240/MG, sendo relator o Ministro ROGERIO SCHIETTI CRUZ, quando fixou a seguinte tese:</text:p>
      <text:p text:style-name="P24">É reconhecida a retroatividade do patamar estabelecido no art. 112, V, da Lei n. 13.964/2019, àqueles apenados que, embora tenham cometido crime hediondo ou equiparado sem resultado morte, não sejam reincidentes em delito de natureza semelhante.</text:p>
      <text:p text:style-name="P23">Ressalte-se que no caso de crime hediondo com resultado morte esse percentual será de 50% (LEP, art. 112, VI).</text:p>
      <text:p text:style-name="P19">Neste sentido: </text:p>
      <text:p text:style-name="P41">PENAL. AGRAVO REGIMENTAL NO RECURSO ESPECIAL. AGRAVO EM EXECUÇÃO PENAL. PROGRESSÃO DE REGIME. REINCIDÊNCIA EM CRIME COMUM. HIPÓTESE NÃO ABARCADA PELA NOVATIO LEGIS. LEI Nº 13.964/2019 (PACOTE ANTICRIME). ANALOGIA IN BONAM PARTEM. CUMPRIMENTO DE 40% DA PENA PARA CONCESSÃO DA BENESSE. ARTIGO 112, INC. V, DA LEP. NOVA ORIENTAÇÃO JURISPRUDENCIAL. DECISÃO MANTIDA. VIOLAÇÃO A DISPOSITIVOS E A PRINCÍPIOS DE EXTRAÇÃO CONSTITUCIONAL. VIA INADEQUADA. COMPETÊNCIA DO PRETÓRIO EXCELSO. I - Conforme ressaltado no decisum monocrático reprochado, nos termos da moderna jurisprudência desta Corte Superior de Justiça, "[...] para o condenado por crime hediondo que seja reincidente genérico, como se dá no caso em tela, deverá incidir o percentual equivalente ao que é previsto para o primário, vale dizer, de 40% ou 50%, na forma do art. 112, V e VI, a, da LEP, a depender do caso (se houve ou não resultado morte)" (AgRg no HC n. 598.839/SP, Sexta Turma, <text:soft-page-break/>Rel. Min. Sebastião Reis Júnior, DJe de 04/12/2020). II - Não compete a este eg. Superior Tribunal se manifestar sobre violação a princípios ou a dispositivos de extração constitucional, ainda que para fins de prequestionamento, sob pena de usurpação da competência do Pretório STF. (Precedentes). Agravo regimental desprovido. (AgRg no REsp 1926562/PR, Rel. Ministro FELIX FISCHER, QUINTA TURMA, julgado em 18/05/2021, DJe 25/05/2021)</text:p>
      <text:p text:style-name="P1"><text:span text:style-name="T6">Como antes o percentual fora fixado em 3/5, dada ao que dispunha a lei 8.072/90, a nova redação do art. 112 da LEP se mostra como </text:span><text:span text:style-name="Emphasis"><text:span text:style-name="T6">novatio legis in mellius</text:span></text:span><text:span text:style-name="T6">, devendo ser aplicada.</text:span></text:p>
      <text:p text:style-name="P17">Assim, em relação ao crime hediondo deste caso em concreto, é de se aplicar o percentual de 50% (LEP, art. 112, VI).</text:p>
      <text:p text:style-name="P17">Já no tocante ao crime comum, também é mais benéfico a aplicação do pacote anticrime, já que prevê o percentual de 16% para o apenado primário em crime cometido sem violência.</text:p>
      <text:p text:style-name="P40"><text:span text:style-name="T11">Isso posto, determino a retificação da GEP para fazer constar o percentual de 50% para o crime de homicídio qualificado, por ser o apenado primário em crime hediondo com resultado morte; e 16% para o crime comum, por ser o apenado primário em crime cometido sem violência.</text:span> </text:p>
      <text:p text:style-name="P17">PRI. Atualize-se a GEP. Ciência ao MP.</text:p>
      <text:p text:style-name="P37"/>
      <text:p text:style-name="P37"/>
      <text:p text:style-name="P5">Vistos etc.</text:p>
      <text:p text:style-name="P4">Trata-se de execução penal em que o Ministério Público, instado a se manifestar sobre a atualização da guia de execução penal de evento 25, opinou pela sua retificação para fazer constar no cálculo da progressão de regime a fração de  2/5 para o crime hediondo ocorrido antes do pacote anticrime, e  o percentual de 25% para o crime de violência doméstica ocorrido após a vigência do pacote anticrime.</text:p>
      <text:p text:style-name="P39">Acrescento ao relatório que a GEP atual está utilizando o percentual de 3/5 para o crime de tentativa de homicídio e 20% para o crime de violência doméstica.</text:p>
      <text:p text:style-name="P39">Relatados.</text:p>
      <text:p text:style-name="P39">Com razão o Ministério Público.</text:p>
      <text:p text:style-name="P39">Isso porque o apenado é primário em crime de natureza hedionda, por crime cometido antes da vigência do pacote anticrime, e primário em crime cometido com violência, após a vigência do pacote anticrime.</text:p>
      <text:p text:style-name="P39">Assim, a aplicação do percentual de 20% sequer é cabível, já que se trata de percentual aplicado a crimes cometidos sem violência.</text:p>
      <text:p text:style-name="P39">Ainda, sendo o apenado primário em crime hediondo e sequer reincidente genérico até a data da alteração legislativa do pacote anticrime, não há que se falar na fração de 3/5 para o crime hediondo.</text:p>
      <text:p text:style-name="P39">Isso posto, determino a retificação da GEP para aplicar ao cálculo da progressão de regime a fração de 2/5 para o crime de tentativa de homicídio, e 25% para o crime de violência doméstica.</text:p>
      <text:p text:style-name="P39">P.R.I. Atualize-se a GEP. Ciência ao MP.</text:p>
      <text:p text:style-name="Text_20_body"><text:line-break/></text:p>
      <text:p text:style-name="P37"/>
      <text:p text:style-name="P37"><text:span text:style-name="Emphasis">“</text:span><text:span text:style-name="Emphasis"><text:span text:style-name="T12">Tendo em vista a legalidade e a taxatividade da norma penal (art. 5º, XXXIX, CF), a alteração promovida pela Lei 13.964/2019 no art. 112 da LEP não autoriza a incidência do percentual de 60% (inc. VII) aos </text:span></text:span><text:soft-page-break/><text:span text:style-name="Emphasis"><text:span text:style-name="T12">condenados reincidentes não específicos para o fim de progressão de regime. Diante da omissão legislativa, impõe-se a analogia in bonam partem, para aplicação, inclusive retroativa, do inciso V do artigo 112 da LEP (lapso temporal de 40%) ao condenado por crime hediondo ou equiparado sem resultado morte reincidente não específico.” (Tema 1169. ARE 1327963 RG, Rel: GILMAR MENDES, Tribunal Pleno, j. em 16/09/2021, REPERCUSSÃO GERAL - PUBLIC 13-02-2023).</text:span></text:span> </text:p>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4T12:57:16.131000000</meta:creation-date>
    <dc:date>2023-10-25T14:44:01.698000000</dc:date>
    <meta:editing-duration>PT20H26M52S</meta:editing-duration>
    <meta:editing-cycles>24</meta:editing-cycles>
    <meta:generator>LibreOffice/7.5.3.2$Windows_X86_64 LibreOffice_project/9f56dff12ba03b9acd7730a5a481eea045e468f3</meta:generator>
    <meta:document-statistic meta:table-count="0" meta:image-count="0" meta:object-count="0" meta:page-count="18" meta:paragraph-count="172" meta:word-count="8961" meta:character-count="55602" meta:non-whitespace-character-count="46767"/>
  </office:meta>
</office:document-meta>
</file>